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paragraph-rsid="000336d3" style:font-size-asian="9pt" style:font-size-complex="9pt"/>
    </style:style>
    <style:style style:name="P5" style:family="paragraph" style:parent-style-name="Standard">
      <style:text-properties fo:font-size="9pt" officeooo:paragraph-rsid="00020ad0" style:font-size-asian="9pt" style:font-size-complex="9pt"/>
    </style:style>
    <style:style style:name="T1" style:family="text">
      <style:text-properties officeooo:rsid="0000662c"/>
    </style:style>
    <style:style style:name="T2" style:family="text">
      <style:text-properties officeooo:rsid="00020ad0"/>
    </style:style>
    <style:style style:name="T3" style:family="text">
      <style:text-properties fo:font-weight="normal" officeooo:rsid="00020ad0" style:font-weight-asian="normal" style:font-weight-complex="normal"/>
    </style:style>
    <style:style style:name="T4" style:family="text">
      <style:text-properties officeooo:rsid="0002e4ed"/>
    </style:style>
    <style:style style:name="T5" style:family="text">
      <style:text-properties officeooo:rsid="000336d3"/>
    </style:style>
    <style:style style:name="T6" style:family="text">
      <style:text-properties officeooo:rsid="0003e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urkey Tetraz<text:span text:style-name="T6">z</text:span>ini</text:h>
      <text:p text:style-name="P2">Ingredients <text:span text:style-name="T3">(for 1.5 lbs of spaghetti)</text:span></text:p>
      <text:p text:style-name="P3"/>
      <text:p text:style-name="P3"><text:span text:style-name="T2">[ </text:span>Note: this recipe uses a total of 8 oz butter <text:span text:style-name="T2">]</text:span></text:p>
      <text:p text:style-name="P3"/>
      <text:p text:style-name="P3"><text:s text:c="3"/>1 lb mushrooms</text:p>
      <text:p text:style-name="P3"><text:s text:c="3"/>4 Tbsp butter (2 oz)</text:p>
      <text:p text:style-name="P3"><text:s text:c="3"/>1–1½ bell peppers</text:p>
      <text:p text:style-name="P3"><text:s text:c="3"/>2 oz olive oil</text:p>
      <text:p text:style-name="P3"><text:s text:c="3"/>2–3 oz sherry</text:p>
      <text:p text:style-name="P3"><text:s text:c="3"/>4 Tbsp butter (2 oz)</text:p>
      <text:p text:style-name="P3"><text:s text:c="3"/>4 Tbsp flour<text:tab/><text:tab/><text:tab/><text:tab/><text:tab/><text:tab/></text:p>
      <text:p text:style-name="P3"><text:s text:c="3"/>12 oz milk</text:p>
      <text:p text:style-name="P3"><text:s text:c="3"/>6 oz chicken stock</text:p>
      <text:p text:style-name="P3"><text:s text:c="3"/>3 oz <text:span text:style-name="T1">cream</text:span></text:p>
      <text:p text:style-name="P3"><text:s text:c="3"/>2 egg yolks</text:p>
      <text:p text:style-name="P3"><text:s text:c="3"/>1.5 lb spaghetti</text:p>
      <text:p text:style-name="P3"><text:s text:c="3"/>Turkey, diced</text:p>
      <text:p text:style-name="P3"><text:s text:c="3"/>1/2 lb white cheddar cheese, grated</text:p>
      <text:p text:style-name="P3"/>
      <text:p text:style-name="P2">Directions</text:p>
      <text:p text:style-name="P3"/>
      <text:p text:style-name="P3"><text:s text:c="3"/>1 - Sauté the mushrooms in 4 Tbsp of butter. Add 2–3 oz of sherry and cook briefly to combine.</text:p>
      <text:p text:style-name="P3"><text:s text:c="3"/>2 - Sauté the bell pepper(s) in 2 oz olive oil until softened.</text:p>
      <text:p text:style-name="P4"><text:s text:c="2"/></text:p>
      <text:p text:style-name="P4"><text:s text:c="3"/>3 - Prepare the béchamel – <text:span text:style-name="T5">cook </text:span>4 Tbsp butter and 4 Tbsp flour to <text:span text:style-name="T5">a </text:span>roux - add milk (12 oz) and chicken</text:p>
      <text:p text:style-name="P4"><text:s text:c="3"/>stock (6 oz) – <text:span text:style-name="T5">cook until smooth - </text:span>season - mix 2 egg yolks with 3 oz <text:span text:style-name="T1">cream</text:span> – <text:span text:style-name="T2">temper the egg/cream mixture</text:span></text:p>
      <text:p text:style-name="P4"><text:span text:style-name="T2"><text:s text:c="3"/>with 4 Tbp</text:span><text:span text:style-name="T5">s </text:span><text:span text:style-name="T2">of the warm sauce – </text:span>add <text:span text:style-name="T2">the tempered egg/cream mixture</text:span> - cook gently until the sauce “rises”</text:p>
      <text:p text:style-name="P4"><text:s text:c="3"/>slightly <text:span text:style-name="T5">against the spoon</text:span> when <text:span text:style-name="T1">stirred </text:span>- NEVER allow to boil.</text:p>
      <text:p text:style-name="P4"><text:s text:c="3"/></text:p>
      <text:p text:style-name="P4"><text:s text:c="3"/>4 - Cook the spaghetti.</text:p>
      <text:p text:style-name="P3"><text:s text:c="3"/>5 - Combine the spaghetti, mushrooms with sherry, peppers, béchamel, and diced turkey.</text:p>
      <text:p text:style-name="P5"><text:s text:c="3"/>6 - Spoon the spaghetti mix into a large, buttered baking dish, sprinkle with <text:span text:style-name="T5">½ lb </text:span>cheddar cheese, bake 325 <text:s text:c="2"/></text:p>
      <text:p text:style-name="P5"><text:s text:c="3"/>for 20 minu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1:23:10.009578414</meta:creation-date>
    <dc:title>letterPaper</dc:title>
    <meta:editing-duration>PT16M47S</meta:editing-duration>
    <meta:editing-cycles>5</meta:editing-cycles>
    <meta:generator>LibreOffice/24.2.7.2$Linux_X86_64 LibreOffice_project/420$Build-2</meta:generator>
    <dc:date>2025-11-29T11:50:14.296562653</dc:date>
    <meta:print-date>2025-11-29T11:49:53.894337325</meta:print-date>
    <meta:document-statistic meta:table-count="0" meta:image-count="0" meta:object-count="0" meta:page-count="1" meta:paragraph-count="30" meta:word-count="223" meta:character-count="1185" meta:non-whitespace-character-count="904"/>
    <meta:template xlink:type="simple" xlink:actuate="onRequest" xlink:title="letterPaper" xlink:href="../../Templates/letterPaper.ott" meta:date="2025-11-29T11:23:09.377372210"/>
  </office:meta>
</office:document-meta>
</file>